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" table:default-cell-style-name="Default"/>
        <table:table-row table:style-name="ro1">
          <table:table-cell office:value-type="float" office:value="10750.3" calcext:value-type="float">
            <text:p>10750,3</text:p>
          </table:table-cell>
          <table:table-cell office:value-type="float" office:value="10094.6" calcext:value-type="float">
            <text:p>10094,6</text:p>
          </table:table-cell>
          <table:table-cell office:value-type="float" office:value="10503.7" calcext:value-type="float">
            <text:p>10503,7</text:p>
          </table:table-cell>
          <table:table-cell office:value-type="float" office:value="9407.09" calcext:value-type="float">
            <text:p>9407,09</text:p>
          </table:table-cell>
          <table:table-cell office:value-type="float" office:value="10689.5" calcext:value-type="float">
            <text:p>10689,5</text:p>
          </table:table-cell>
          <table:table-cell office:value-type="float" office:value="10385.6" calcext:value-type="float">
            <text:p>10385,6</text:p>
          </table:table-cell>
          <table:table-cell office:value-type="float" office:value="11506.4" calcext:value-type="float">
            <text:p>11506,4</text:p>
          </table:table-cell>
          <table:table-cell office:value-type="float" office:value="10539.8" calcext:value-type="float">
            <text:p>10539,8</text:p>
          </table:table-cell>
          <table:table-cell office:value-type="float" office:value="10156.7" calcext:value-type="float">
            <text:p>10156,7</text:p>
          </table:table-cell>
          <table:table-cell office:value-type="float" office:value="10940.8" calcext:value-type="float">
            <text:p>10940,8</text:p>
          </table:table-cell>
        </table:table-row>
        <table:table-row table:style-name="ro1">
          <table:table-cell office:value-type="float" office:value="10061.4" calcext:value-type="float">
            <text:p>10061,4</text:p>
          </table:table-cell>
          <table:table-cell office:value-type="float" office:value="10431.4" calcext:value-type="float">
            <text:p>10431,4</text:p>
          </table:table-cell>
          <table:table-cell office:value-type="float" office:value="11820.7" calcext:value-type="float">
            <text:p>11820,7</text:p>
          </table:table-cell>
          <table:table-cell office:value-type="float" office:value="11096.1" calcext:value-type="float">
            <text:p>11096,1</text:p>
          </table:table-cell>
          <table:table-cell office:value-type="float" office:value="11027.3" calcext:value-type="float">
            <text:p>11027,3</text:p>
          </table:table-cell>
          <table:table-cell office:value-type="float" office:value="11781.7" calcext:value-type="float">
            <text:p>11781,7</text:p>
          </table:table-cell>
          <table:table-cell office:value-type="float" office:value="10414.5" calcext:value-type="float">
            <text:p>10414,5</text:p>
          </table:table-cell>
          <table:table-cell office:value-type="float" office:value="11156.2" calcext:value-type="float">
            <text:p>11156,2</text:p>
          </table:table-cell>
          <table:table-cell office:value-type="float" office:value="10608.8" calcext:value-type="float">
            <text:p>10608,8</text:p>
          </table:table-cell>
          <table:table-cell office:value-type="float" office:value="10080.9" calcext:value-type="float">
            <text:p>10080,9</text:p>
          </table:table-cell>
        </table:table-row>
        <table:table-row table:style-name="ro1">
          <table:table-cell office:value-type="float" office:value="10449.1" calcext:value-type="float">
            <text:p>10449,1</text:p>
          </table:table-cell>
          <table:table-cell office:value-type="float" office:value="9866.42" calcext:value-type="float">
            <text:p>9866,42</text:p>
          </table:table-cell>
          <table:table-cell office:value-type="float" office:value="10516" calcext:value-type="float">
            <text:p>10516</text:p>
          </table:table-cell>
          <table:table-cell office:value-type="float" office:value="10144" calcext:value-type="float">
            <text:p>10144</text:p>
          </table:table-cell>
          <table:table-cell office:value-type="float" office:value="10431.3" calcext:value-type="float">
            <text:p>10431,3</text:p>
          </table:table-cell>
          <table:table-cell office:value-type="float" office:value="11221.9" calcext:value-type="float">
            <text:p>11221,9</text:p>
          </table:table-cell>
          <table:table-cell office:value-type="float" office:value="10345.4" calcext:value-type="float">
            <text:p>10345,4</text:p>
          </table:table-cell>
          <table:table-cell office:value-type="float" office:value="10301.9" calcext:value-type="float">
            <text:p>10301,9</text:p>
          </table:table-cell>
          <table:table-cell office:value-type="float" office:value="10833" calcext:value-type="float">
            <text:p>10833</text:p>
          </table:table-cell>
          <table:table-cell office:value-type="float" office:value="10260.7" calcext:value-type="float">
            <text:p>10260,7</text:p>
          </table:table-cell>
        </table:table-row>
        <table:table-row table:style-name="ro1">
          <table:table-cell office:value-type="float" office:value="11596.1" calcext:value-type="float">
            <text:p>11596,1</text:p>
          </table:table-cell>
          <table:table-cell office:value-type="float" office:value="11102.1" calcext:value-type="float">
            <text:p>11102,1</text:p>
          </table:table-cell>
          <table:table-cell office:value-type="float" office:value="9878.2" calcext:value-type="float">
            <text:p>9878,2</text:p>
          </table:table-cell>
          <table:table-cell office:value-type="float" office:value="10575.7" calcext:value-type="float">
            <text:p>10575,7</text:p>
          </table:table-cell>
          <table:table-cell office:value-type="float" office:value="10874" calcext:value-type="float">
            <text:p>10874</text:p>
          </table:table-cell>
          <table:table-cell office:value-type="float" office:value="10651.4" calcext:value-type="float">
            <text:p>10651,4</text:p>
          </table:table-cell>
          <table:table-cell office:value-type="float" office:value="11702.8" calcext:value-type="float">
            <text:p>11702,8</text:p>
          </table:table-cell>
          <table:table-cell office:value-type="float" office:value="11320.6" calcext:value-type="float">
            <text:p>11320,6</text:p>
          </table:table-cell>
          <table:table-cell office:value-type="float" office:value="12024.3" calcext:value-type="float">
            <text:p>12024,3</text:p>
          </table:table-cell>
          <table:table-cell office:value-type="float" office:value="10829.5" calcext:value-type="float">
            <text:p>10829,5</text:p>
          </table:table-cell>
        </table:table-row>
        <table:table-row table:style-name="ro1">
          <table:table-cell office:value-type="float" office:value="9788.18" calcext:value-type="float">
            <text:p>9788,18</text:p>
          </table:table-cell>
          <table:table-cell office:value-type="float" office:value="9302.43" calcext:value-type="float">
            <text:p>9302,43</text:p>
          </table:table-cell>
          <table:table-cell office:value-type="float" office:value="10742.5" calcext:value-type="float">
            <text:p>10742,5</text:p>
          </table:table-cell>
          <table:table-cell office:value-type="float" office:value="11144.5" calcext:value-type="float">
            <text:p>11144,5</text:p>
          </table:table-cell>
          <table:table-cell office:value-type="float" office:value="10221.6" calcext:value-type="float">
            <text:p>10221,6</text:p>
          </table:table-cell>
          <table:table-cell office:value-type="float" office:value="10278.4" calcext:value-type="float">
            <text:p>10278,4</text:p>
          </table:table-cell>
          <table:table-cell office:value-type="float" office:value="10377.5" calcext:value-type="float">
            <text:p>10377,5</text:p>
          </table:table-cell>
          <table:table-cell office:value-type="float" office:value="10329.1" calcext:value-type="float">
            <text:p>10329,1</text:p>
          </table:table-cell>
          <table:table-cell office:value-type="float" office:value="10640.3" calcext:value-type="float">
            <text:p>10640,3</text:p>
          </table:table-cell>
          <table:table-cell office:value-type="float" office:value="11001.5" calcext:value-type="float">
            <text:p>1100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11:43.779456191</meta:creation-date>
    <dc:date>2016-04-22T14:12:43.550585641</dc:date>
    <meta:editing-duration>PT59S</meta:editing-duration>
    <meta:editing-cycles>1</meta:editing-cycles>
    <meta:document-statistic meta:table-count="1" meta:cell-count="50" meta:object-count="0"/>
    <meta:generator>LibreOffice/5.1.2.2$Linux_X86_64 LibreOffice_project/d3bf12ecb743fc0d20e0be0c58ca359301eb705f</meta:generator>
  </office:meta>
</office:document-meta>
</file>